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Inter" svg:font-family="Inter, sans-serif"/>
    <style:font-face style:name="Lohit Devanagari1" svg:font-family="'Lohit Devanagari'"/>
    <style:font-face style:name="Open Sans" svg:font-family="'Open Sans', 'Helvetica Neue', Helvetica, Arial, sans-serif"/>
    <style:font-face style:name="Roboto Mono" svg:font-family="'Roboto Mono', SFMono-Regular, Consolas, Menlo, monospace"/>
    <style:font-face style:name="SFMono-Regular" svg:font-family="SFMono-Regular, Menlo, Monaco, Consolas, 'Liberation Mono', 'Courier New',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color="#2b3033" style:font-name="Open Sans" fo:font-size="12pt" fo:letter-spacing="normal" fo:font-style="normal" fo:font-weight="normal" officeooo:rsid="0005b249" officeooo:paragraph-rsid="0005b249"/>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529cm" loext:contextual-spacing="false" fo:line-height="187%" fo:text-align="start" style:justify-single-word="false" fo:orphans="2" fo:widows="2" fo:text-indent="0cm" style:auto-text-indent="false"/>
      <style:text-properties fo:font-variant="normal" fo:text-transform="none" fo:color="#000000" style:font-name="Inter" fo:letter-spacing="normal" fo:font-style="normal" fo:font-weight="normal"/>
    </style:style>
    <style:style style:name="P4" style:family="paragraph" style:parent-style-name="Text_20_body">
      <style:paragraph-properties fo:margin-left="0cm" fo:margin-right="0cm" fo:margin-top="0cm" fo:margin-bottom="0.529cm" loext:contextual-spacing="false" fo:line-height="187%" fo:text-align="start" style:justify-single-word="false" fo:orphans="2" fo:widows="2" fo:text-indent="0cm" style:auto-text-indent="false"/>
    </style:style>
    <style:style style:name="P5" style:family="paragraph" style:parent-style-name="Heading_20_2">
      <style:paragraph-properties fo:margin-left="0cm" fo:margin-right="0cm" fo:margin-top="0cm" fo:margin-bottom="0.529cm" loext:contextual-spacing="false" fo:line-height="117%" fo:text-align="start" style:justify-single-word="false" fo:orphans="2" fo:widows="2" fo:text-indent="0cm" style:auto-text-indent="false"/>
      <style:text-properties fo:font-variant="normal" fo:text-transform="none" fo:color="#000000" style:font-name="Inter" fo:letter-spacing="normal" fo:font-style="normal" fo:font-weight="bold"/>
    </style:style>
    <style:style style:name="P6" style:family="paragraph" style:parent-style-name="Text_20_body">
      <style:paragraph-properties fo:margin-left="0cm" fo:margin-right="0cm" fo:margin-top="0cm" fo:margin-bottom="0.423cm" loext:contextual-spacing="false" fo:line-height="187%" fo:text-align="start" style:justify-single-word="false" fo:orphans="2" fo:widows="2" fo:text-indent="0cm" style:auto-text-indent="false"/>
      <style:text-properties fo:font-variant="normal" fo:text-transform="none" fo:color="#000000" style:font-name="Inter" fo:font-size="15pt" fo:letter-spacing="normal" fo:font-style="normal" fo:font-weight="bold" fo:background-color="#f5f5f5" loext:padding="0cm" loext:border="none"/>
    </style:style>
    <style:style style:name="P7" style:family="paragraph" style:parent-style-name="Text_20_body">
      <style:paragraph-properties fo:margin-left="0cm" fo:margin-right="0cm" fo:margin-top="0cm" fo:margin-bottom="0.265cm" loext:contextual-spacing="false" fo:line-height="150%" fo:text-align="center" style:justify-single-word="false" fo:orphans="2" fo:widows="2" fo:text-indent="0cm" style:auto-text-indent="false"/>
      <style:text-properties officeooo:paragraph-rsid="0003d43c"/>
    </style:style>
    <style:style style:name="P8" style:family="paragraph" style:parent-style-name="Heading_20_3">
      <style:paragraph-properties fo:margin-left="0cm" fo:margin-right="0cm" fo:margin-top="0cm" fo:margin-bottom="0.265cm" loext:contextual-spacing="false" fo:line-height="109%" fo:text-align="start" style:justify-single-word="false" fo:orphans="2" fo:widows="2" fo:text-indent="0cm" style:auto-text-indent="false"/>
      <style:text-properties fo:font-variant="normal" fo:text-transform="none" fo:color="#000000" style:font-name="Inter" fo:letter-spacing="normal" fo:font-style="normal" fo:font-weight="bold"/>
    </style:style>
    <style:style style:name="P9" style:family="paragraph" style:parent-style-name="Text_20_body">
      <style:paragraph-properties fo:margin-left="0cm" fo:margin-right="0cm" fo:margin-top="0.661cm" fo:margin-bottom="0.397cm" loext:contextual-spacing="false" fo:text-align="justify" style:justify-single-word="false" fo:orphans="2" fo:widows="2" fo:text-indent="0cm" style:auto-text-indent="false"/>
      <style:text-properties fo:font-variant="normal" fo:text-transform="none" fo:color="#2b3033" style:font-name="Open Sans" fo:font-size="12pt" fo:letter-spacing="normal" fo:font-style="normal" fo:font-weight="normal"/>
    </style:style>
    <style:style style:name="P10" style:family="paragraph" style:parent-style-name="Text_20_body">
      <style:paragraph-properties fo:margin-left="0cm" fo:margin-right="0cm" fo:margin-top="0.661cm" fo:margin-bottom="0.397cm" loext:contextual-spacing="false" fo:text-align="justify" style:justify-single-word="false" fo:text-indent="0cm" style:auto-text-indent="false"/>
    </style:style>
    <style:style style:name="P11" style:family="paragraph" style:parent-style-name="Text_20_body">
      <style:paragraph-properties fo:margin-left="0cm" fo:margin-right="0cm" fo:margin-top="0.661cm" fo:margin-bottom="0.397cm" loext:contextual-spacing="false" fo:text-align="justify" style:justify-single-word="false" fo:orphans="2" fo:widows="2" fo:text-indent="0cm" style:auto-text-indent="false"/>
    </style:style>
    <style:style style:name="P12" style:family="paragraph" style:parent-style-name="Heading_20_2">
      <style:paragraph-properties fo:margin-left="0cm" fo:margin-right="0cm" fo:margin-top="0.926cm" fo:margin-bottom="0.397cm" loext:contextual-spacing="false" fo:line-height="130%" fo:orphans="2" fo:widows="2" fo:text-indent="0cm" style:auto-text-indent="false"/>
      <style:text-properties fo:font-variant="normal" fo:text-transform="none" fo:color="#2b3033" style:font-name="Open Sans" fo:font-size="15.75pt" fo:letter-spacing="normal" fo:font-style="normal" fo:font-weight="bold"/>
    </style:style>
    <style:style style:name="P13" style:family="paragraph" style:parent-style-name="Heading_20_3">
      <style:paragraph-properties fo:margin-left="0cm" fo:margin-right="0cm" fo:margin-top="0.529cm" fo:margin-bottom="0.265cm" loext:contextual-spacing="false" fo:line-height="109%" fo:text-align="start" style:justify-single-word="false" fo:orphans="2" fo:widows="2" fo:text-indent="0cm" style:auto-text-indent="false"/>
      <style:text-properties fo:font-variant="normal" fo:text-transform="none" fo:color="#000000" style:font-name="Inter" fo:letter-spacing="normal" fo:font-style="normal" fo:font-weight="bold"/>
    </style:style>
    <style:style style:name="P14" style:family="paragraph" style:parent-style-name="Preformatted_20_Text">
      <loext:graphic-properties draw:fill="solid" draw:fill-color="#000000" draw:opacity="100%"/>
      <style:paragraph-properties fo:margin-left="0cm" fo:margin-right="0cm" fo:margin-top="0.529cm" fo:margin-bottom="1.323cm" loext:contextual-spacing="false" fo:text-align="start" style:justify-single-word="false" fo:orphans="2" fo:widows="2" fo:text-indent="0cm" style:auto-text-indent="false" fo:background-color="#000000" fo:padding="0cm" fo:border="none"/>
      <style:text-properties fo:font-variant="normal" fo:text-transform="none" fo:color="#7de0aa" style:font-name="SFMono-Regular" fo:font-size="12.75pt" fo:letter-spacing="normal" fo:font-style="normal" fo:font-weight="normal"/>
    </style:style>
    <style:style style:name="P15" style:family="paragraph" style:parent-style-name="Text_20_body">
      <style:paragraph-properties fo:margin-top="0cm" fo:margin-bottom="0cm" loext:contextual-spacing="false"/>
    </style:style>
    <style:style style:name="P16" style:family="paragraph" style:parent-style-name="Preformatted_20_Text">
      <style:paragraph-properties fo:margin-top="0cm" fo:margin-bottom="0cm" loext:contextual-spacing="false" style:line-height-at-least="0.476cm" fo:orphans="2" fo:widows="2" fo:padding="0cm" fo:border="none"/>
      <style:text-properties fo:font-variant="normal" fo:text-transform="none" fo:color="#f0f0f0" fo:letter-spacing="normal"/>
    </style:style>
    <style:style style:name="P17" style:family="paragraph" style:parent-style-name="Preformatted_20_Text">
      <loext:graphic-properties draw:fill="solid" draw:fill-color="#000000" draw:opacity="100%"/>
      <style:paragraph-properties fo:margin-top="0.529cm" fo:margin-bottom="1.323cm" loext:contextual-spacing="false" fo:text-align="start" style:justify-single-word="false" fo:orphans="2" fo:widows="2" fo:background-color="#000000" fo:padding="0cm" fo:border="none"/>
      <style:text-properties fo:font-variant="normal" fo:text-transform="none" fo:color="#7de0aa" style:font-name="SFMono-Regular" fo:font-size="12.75pt" fo:letter-spacing="normal" fo:font-style="normal" fo:font-weight="normal"/>
    </style:style>
    <style:style style:name="P18" style:family="paragraph" style:parent-style-name="Text_20_body">
      <style:paragraph-properties fo:margin-left="0.397cm" fo:margin-right="0cm" fo:text-indent="0cm" style:auto-text-indent="false"/>
    </style:style>
    <style:style style:name="P19" style:family="paragraph" style:parent-style-name="Standard">
      <style:text-properties officeooo:rsid="0005b249" officeooo:paragraph-rsid="0005b249"/>
    </style:style>
    <style:style style:name="P20" style:family="paragraph" style:parent-style-name="Standard">
      <style:text-properties officeooo:paragraph-rsid="0005b249"/>
    </style:style>
    <style:style style:name="P21" style:family="paragraph" style:parent-style-name="Standard">
      <style:text-properties fo:color="#ce181e" officeooo:paragraph-rsid="00071b08"/>
    </style:style>
    <style:style style:name="P22" style:family="paragraph" style:parent-style-name="Standard">
      <style:text-properties fo:font-variant="normal" fo:text-transform="none" fo:color="#ce181e" style:font-name="Consolas" fo:font-size="9pt" fo:letter-spacing="normal" fo:font-style="normal" fo:font-weight="normal" officeooo:rsid="00071b08" officeooo:paragraph-rsid="00071b08"/>
    </style:style>
    <style:style style:name="P23" style:family="paragraph" style:parent-style-name="Heading_20_2">
      <style:text-properties fo:font-variant="normal" fo:text-transform="none" fo:color="#000000" style:font-name="Inter" fo:letter-spacing="normal" fo:font-style="normal" fo:font-weight="bold"/>
    </style:style>
    <style:style style:name="P24" style:family="paragraph" style:parent-style-name="Heading_20_5">
      <style:paragraph-properties fo:margin-top="0.265cm" fo:margin-bottom="0.265cm" loext:contextual-spacing="false" fo:line-height="130%"/>
      <style:text-properties style:font-name="inherit" fo:font-size="9pt" fo:font-weight="bold"/>
    </style:style>
    <style:style style:name="P25" style:family="paragraph" style:parent-style-name="Standard">
      <style:text-properties fo:font-variant="normal" fo:text-transform="none" fo:color="#ce181e" style:font-name="Consolas" fo:font-size="9pt" fo:letter-spacing="normal" fo:font-style="normal" fo:font-weight="normal" officeooo:rsid="00071b08" officeooo:paragraph-rsid="0005b249"/>
    </style:style>
    <style:style style:name="P26" style:family="paragraph" style:parent-style-name="Text_20_body" style:list-style-name="L1">
      <style:paragraph-properties fo:margin-left="0cm" fo:margin-right="0cm" fo:margin-top="0cm" fo:margin-bottom="0.476cm" loext:contextual-spacing="false" fo:line-height="187%" fo:text-align="start" style:justify-single-word="false" fo:orphans="2" fo:widows="2" fo:text-indent="0cm" style:auto-text-indent="false" fo:padding="0cm" fo:border="none"/>
    </style:style>
    <style:style style:name="P27" style:family="paragraph" style:parent-style-name="Text_20_body" style:list-style-name="L2">
      <style:paragraph-properties fo:margin-left="0cm" fo:margin-right="0cm" fo:margin-top="0cm" fo:margin-bottom="0.476cm" loext:contextual-spacing="false" fo:line-height="187%" fo:text-align="start" style:justify-single-word="false" fo:orphans="2" fo:widows="2" fo:text-indent="0cm" style:auto-text-indent="false" fo:padding="0cm" fo:border="none"/>
    </style:style>
    <style:style style:name="P28" style:family="paragraph" style:parent-style-name="Text_20_body" style:list-style-name="L4">
      <style:paragraph-properties fo:margin-left="0cm" fo:margin-right="0cm" fo:margin-top="0cm" fo:margin-bottom="0.476cm" loext:contextual-spacing="false" fo:line-height="187%" fo:text-align="start" style:justify-single-word="false" fo:orphans="2" fo:widows="2" fo:text-indent="0cm" style:auto-text-indent="false" fo:padding="0cm" fo:border="none"/>
    </style:style>
    <style:style style:name="P29" style:family="paragraph" style:parent-style-name="Text_20_body" style:list-style-name="L3">
      <style:paragraph-properties fo:margin-left="0cm" fo:margin-right="0cm" fo:margin-top="0cm" fo:margin-bottom="0.476cm" loext:contextual-spacing="false" fo:line-height="187%" fo:text-align="start" style:justify-single-word="false" fo:orphans="2" fo:widows="2" fo:text-indent="0cm" style:auto-text-indent="false" fo:padding="0cm" fo:border="none"/>
      <style:text-properties fo:font-variant="normal" fo:text-transform="none" fo:color="#000000" style:font-name="Inter" fo:letter-spacing="normal" fo:font-style="normal" fo:font-weight="normal"/>
    </style:style>
    <style:style style:name="P30" style:family="paragraph" style:parent-style-name="Text_20_body" style:list-style-name="L1">
      <style:paragraph-properties fo:margin-top="0.529cm" fo:margin-bottom="1.323cm" loext:contextual-spacing="false" fo:line-height="187%" fo:text-align="start" style:justify-single-word="false" fo:orphans="2" fo:widows="2" fo:padding="0cm" fo:border="none"/>
    </style:style>
    <style:style style:name="P31" style:family="paragraph" style:parent-style-name="Text_20_body" style:list-style-name="L2">
      <style:paragraph-properties fo:margin-top="0.529cm" fo:margin-bottom="1.323cm" loext:contextual-spacing="false" fo:line-height="187%" fo:text-align="start" style:justify-single-word="false" fo:orphans="2" fo:widows="2" fo:padding="0cm" fo:border="none"/>
    </style:style>
    <style:style style:name="P32" style:family="paragraph" style:parent-style-name="Text_20_body" style:list-style-name="L4">
      <style:paragraph-properties fo:margin-top="0.529cm" fo:margin-bottom="1.323cm" loext:contextual-spacing="false" fo:line-height="187%" fo:text-align="start" style:justify-single-word="false" fo:orphans="2" fo:widows="2" fo:padding="0cm" fo:border="none"/>
      <style:text-properties fo:font-variant="normal" fo:text-transform="none" fo:color="#000000" style:font-name="Inter" fo:letter-spacing="normal" fo:font-style="normal" fo:font-weight="normal"/>
    </style:style>
    <style:style style:name="P33" style:family="paragraph" style:parent-style-name="Text_20_body" style:list-style-name="L2">
      <style:paragraph-properties fo:margin-top="0cm" fo:margin-bottom="0.476cm" loext:contextual-spacing="false" fo:line-height="187%" fo:text-align="start" style:justify-single-word="false" fo:orphans="2" fo:widows="2" fo:padding="0cm" fo:border="none"/>
    </style:style>
    <style:style style:name="P34" style:family="paragraph" style:parent-style-name="Text_20_body" style:list-style-name="L3">
      <style:paragraph-properties fo:margin-top="0cm" fo:margin-bottom="0.476cm" loext:contextual-spacing="false" fo:line-height="187%" fo:text-align="start" style:justify-single-word="false" fo:orphans="2" fo:widows="2" fo:padding="0cm" fo:border="none"/>
      <style:text-properties fo:font-variant="normal" fo:text-transform="none" fo:color="#000000" style:font-name="Inter" fo:letter-spacing="normal" fo:font-style="normal" fo:font-weight="normal"/>
    </style:style>
    <style:style style:name="P35" style:family="paragraph" style:parent-style-name="Text_20_body" style:list-style-name="L3">
      <style:paragraph-properties fo:margin-top="0cm" fo:margin-bottom="1.323cm" loext:contextual-spacing="false" fo:line-height="187%" fo:text-align="start" style:justify-single-word="false" fo:orphans="2" fo:widows="2" fo:padding="0cm" fo:border="none"/>
      <style:text-properties fo:font-variant="normal" fo:text-transform="none" fo:color="#000000" style:font-name="Inter" fo:letter-spacing="normal" fo:font-style="normal" fo:font-weight="normal"/>
    </style:style>
    <style:style style:name="P36" style:family="paragraph">
      <style:paragraph-properties fo:text-align="start"/>
      <style:text-properties fo:color="#555555" style:text-line-through-style="none" style:text-line-through-type="none" style:font-name="inherit" fo:font-size="10pt" fo:font-style="normal" style:text-underline-style="none"/>
    </style:style>
    <style:style style:name="P37" style:family="paragraph">
      <style:paragraph-properties fo:text-align="start"/>
      <style:text-properties style:text-line-through-style="none" style:text-line-through-type="none" style:font-name="Liberation Mono" fo:font-size="10pt" fo:font-style="normal" style:text-underline-style="none"/>
    </style:style>
    <style:style style:name="P38" style:family="paragraph">
      <style:paragraph-properties fo:text-align="center"/>
      <style:text-properties fo:color="#ffffff" style:font-name="inherit" fo:font-size="10pt" fo:font-weight="bold"/>
    </style:style>
    <style:style style:name="T1" style:family="text">
      <style:text-properties fo:font-variant="normal" fo:text-transform="none" style:font-name="Roboto Mono" fo:font-size="12.75pt" fo:letter-spacing="normal" fo:font-style="normal" fo:font-weight="normal"/>
    </style:style>
    <style:style style:name="T2" style:family="text">
      <style:text-properties fo:font-variant="normal" fo:text-transform="none" style:font-name="Roboto Mono" fo:font-size="12.75pt" fo:letter-spacing="normal" fo:font-style="normal" fo:font-weight="normal" officeooo:rsid="0003d43c"/>
    </style:style>
    <style:style style:name="T3" style:family="text">
      <style:text-properties fo:font-variant="normal" fo:text-transform="none" fo:color="#000000" style:font-name="Inter" fo:letter-spacing="normal" fo:font-style="normal" fo:font-weight="bold"/>
    </style:style>
    <style:style style:name="T4" style:family="text">
      <style:text-properties fo:font-variant="normal" fo:text-transform="none" fo:color="#000000" style:font-name="Inter" fo:letter-spacing="normal" fo:font-style="normal" fo:font-weight="normal"/>
    </style:style>
    <style:style style:name="T5" style:family="text">
      <style:text-properties fo:font-variant="normal" fo:text-transform="none" fo:color="#000000" style:font-name="Inter" fo:font-size="15pt" fo:letter-spacing="normal" fo:font-style="normal" fo:font-weight="normal" fo:background-color="#f5f5f5" loext:char-shading-value="0" loext:padding="0cm" loext:border="none"/>
    </style:style>
    <style:style style:name="T6" style:family="text">
      <style:text-properties fo:font-variant="normal" fo:text-transform="none" fo:color="#285ae6" style:font-name="Inter" fo:font-size="15pt" fo:letter-spacing="normal" fo:font-style="normal" style:text-underline-style="solid" style:text-underline-width="auto" style:text-underline-color="font-color" fo:font-weight="normal" fo:background-color="transparent" loext:char-shading-value="0" loext:padding="0cm" loext:border="none"/>
    </style:style>
    <style:style style:name="T7" style:family="text">
      <style:text-properties fo:font-variant="normal" fo:text-transform="none" fo:color="#285ae6" style:font-name="Inter" fo:letter-spacing="normal"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fo:color="#2b3033" style:font-name="Open Sans" fo:font-size="12pt" fo:letter-spacing="normal" fo:font-style="normal" fo:font-weight="normal"/>
    </style:style>
    <style:style style:name="T9" style:family="text">
      <style:text-properties fo:font-variant="normal" fo:text-transform="none" fo:color="#2b3033" style:font-name="Open Sans" fo:font-size="9pt" fo:letter-spacing="normal" fo:font-style="normal" fo:font-weight="normal"/>
    </style:style>
    <style:style style:name="T10" style:family="text">
      <style:text-properties fo:font-variant="normal" fo:text-transform="none" fo:color="#e31e25" style:text-line-through-style="none" style:text-line-through-type="none" style:font-name="Open Sans" fo:font-size="12pt" fo:letter-spacing="normal" fo:font-style="normal" style:text-underline-style="none" fo:font-weight="normal" style:text-blinking="false"/>
    </style:style>
    <style:style style:name="T11" style:family="text">
      <style:text-properties fo:font-variant="normal" fo:text-transform="none" fo:color="#f0f0f0" style:font-name="Consolas" fo:font-size="9pt" fo:letter-spacing="normal" fo:font-style="normal" fo:font-weight="normal" officeooo:rsid="00071b08"/>
    </style:style>
    <style:style style:name="T12" style:family="text">
      <style:text-properties fo:font-variant="normal" fo:text-transform="none" style:font-name="Consolas" fo:font-size="9pt" fo:letter-spacing="normal" fo:font-style="normal" fo:font-weight="normal" officeooo:rsid="00071b08"/>
    </style:style>
    <style:style style:name="T13" style:family="text">
      <style:text-properties fo:font-variant="normal" fo:text-transform="none" fo:color="#ce181e" style:font-name="Consolas" fo:font-size="9pt" fo:letter-spacing="normal" fo:font-style="normal" fo:font-weight="normal" officeooo:rsid="00071b08"/>
    </style:style>
    <style:style style:name="T14" style:family="text">
      <style:text-properties fo:color="#285ae6" style:text-underline-style="solid" style:text-underline-width="auto" style:text-underline-color="font-color" fo:font-weight="normal" fo:background-color="transparent" loext:char-shading-value="0"/>
    </style:style>
    <style:style style:name="T15" style:family="text">
      <style:text-properties fo:text-transform="capitalize" fo:color="#000000" style:text-line-through-style="none" style:text-line-through-type="none" style:font-name="Inter" fo:font-size="15pt" fo:letter-spacing="normal" fo:font-style="normal" style:text-underline-style="none" fo:font-weight="bold" style:text-blinking="false" fo:background-color="#7de0aa" loext:char-shading-value="0" loext:padding-left="0.767cm" loext:padding-right="0.767cm" loext:padding-top="0.185cm" loext:padding-bottom="0.185cm" loext:border="0.06pt solid #000000"/>
    </style:style>
    <style:style style:name="T16" style:family="text">
      <style:text-properties officeooo:rsid="0005b249"/>
    </style:style>
    <style:style style:name="T17" style:family="text">
      <style:text-properties fo:color="#e31e25" style:text-line-through-style="none" style:text-line-through-type="none" style:text-underline-style="none" style:text-blinking="false"/>
    </style:style>
    <style:style style:name="T18" style:family="text">
      <style:text-properties style:font-name="Consolas" fo:font-size="9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5.583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background-color="#ffffff" fo:margin-top="0cm" fo:margin-bottom="0.397cm" style:vertical-pos="top" style:vertical-rel="baseline"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style:style style:name="gr3" style:family="graphic">
      <style:graphic-properties fo:background-color="#e13a4e"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mc-embedded-subscribe-form" form:apply-filter="true" form:method="post" form:control-implementation="ooo:com.sun.star.form.component.Form" xlink:href="https://acunetix.us8.list-manage.com/subscribe/post?u=d7d847f8382b52d46a6547bcd&amp;id=fbd39501d7" xlink:type="simple">
          <form:properties>
            <form:property form:property-name="PropertyChangeNotificationEnabled" office:value-type="boolean" office:boolean-value="true"/>
          </form:properties>
          <form:text form:name="EMAI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_d7d847f8382b52d46a6547bcd_fbd39501d7"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name="unnamed0" form:control-implementation="ooo:com.sun.star.form.component.CommandButton" xml:id="control3" form:id="control3" form:label="Subscribe"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ource_20_Text"><text:span text:style-name="T2">OWASP link:</text:span></text:span><text:a xlink:type="simple" xlink:href="https://cheatsheetseries.owasp.org/cheatsheets/Clickjacking_Defense_Cheat_Sheet.html" text:style-name="Internet_20_link" text:visited-style-name="Visited_20_Internet_20_Link"><text:span text:style-name="Source_20_Text"><text:span text:style-name="T1">https://cheatsheetseries.owasp.org/cheatsheets/Clickjacking_Defense_Cheat_Sheet.html</text:span></text:span></text:a></text:p>
      <text:h text:style-name="P23" text:outline-level="2">Clickjacking mitigation</text:h>
      <text:p text:style-name="P3">There are two general ways to defend against clickjacking:</text:p>
      <text:list xml:id="list1742346613" text:style-name="L1">
        <text:list-item>
          <text:p text:style-name="P26"><text:span text:style-name="Strong_20_Emphasis"><text:span text:style-name="T3">Client-side methods</text:span></text:span><text:span text:style-name="T4"> – the most common is called Frame Busting. Client-side methods can be effective in some cases, but are considered not to be a best practice, because they can be easily bypassed.</text:span></text:p>
        </text:list-item>
        <text:list-item>
          <text:p text:style-name="P30"><text:span text:style-name="Strong_20_Emphasis"><text:span text:style-name="T3">Server-side methods</text:span></text:span><text:span text:style-name="T4"> – the most common is X-Frame-Options. Server-side methods are recommended by security experts as an effective way to defend against clickjacking.</text:span></text:p>
        </text:list-item>
      </text:list>
      <text:h text:style-name="P5" text:outline-level="2">Mitigating clickjacking with X-Frame-Options response header</text:h>
      <text:p text:style-name="P3">The X-Frame-Options response header is passed as part of the HTTP response of a web page, indicating whether or not a browser should be allowed to render a page inside a &lt;FRAME&gt; or &lt;IFRAME&gt; tag.</text:p>
      <text:p text:style-name="P3">There are three values allowed for the X-Frame-Options header:</text:p>
      <text:list xml:id="list1943700982" text:style-name="L2">
        <text:list-item>
          <text:p text:style-name="P27"><text:span text:style-name="Strong_20_Emphasis"><text:span text:style-name="T3">DENY</text:span></text:span><text:span text:style-name="T4"> – does not allow any domain to display this page within a frame</text:span></text:p>
        </text:list-item>
        <text:list-item>
          <text:p text:style-name="P33"><text:span text:style-name="Strong_20_Emphasis"><text:span text:style-name="T3">SAMEORIGIN</text:span></text:span><text:span text:style-name="T4"> – allows the current page to be displayed in a frame on another page, but only within the current domain</text:span></text:p>
        </text:list-item>
        <text:list-item>
          <text:p text:style-name="P31"><text:span text:style-name="Strong_20_Emphasis"><text:span text:style-name="T3">ALLOW-FROM URI</text:span></text:span><text:span text:style-name="T4"> – allows the current page to be displayed in a frame, but only in a specific URI – for example </text:span><text:span text:style-name="Emphasis"><text:span text:style-name="T4">www.example.com/frame-page</text:span></text:span></text:p>
        </text:list-item>
      </text:list>
      <text:p text:style-name="P6"><draw:frame draw:style-name="fr1" draw:name="Frame1" text:anchor-type="char" svg:width="7.038cm" draw:z-index="0"><draw:text-box fo:min-height="7.038cm"><text:p text:style-name="Text_20_body"/></draw:text-box></draw:frame><text:soft-page-break/><text:a xlink:type="simple" xlink:href="https://www.imperva.com/products/web-application-firewall-waf/" office:target-frame-name="_self" xlink:show="replace" text:style-name="Internet_20_link" text:visited-style-name="Visited_20_Internet_20_Link"><text:span text:style-name="T14">or le</text:span></text:a>See how Imperva Web Application Firewall can help you with clickjacking attacks.</text:p>
      <text:p text:style-name="P7"><text:a xlink:type="simple" xlink:href="javascript:openModal('modalid3533',%20'/learn/banner/virtual/request-demo/',%20'Personal%20Demo%20Request%20%7C%20Imperva');" office:target-frame-name="_self" xlink:show="replace" text:style-name="Internet_20_link" text:visited-style-name="Visited_20_Internet_20_Link"><text:span text:style-name="T15">Request Demo</text:span></text:a><text:span text:style-name="T5"> </text:span></text:p>
      <text:p text:style-name="P7"><text:a xlink:type="simple" xlink:href="https://www.imperva.com/products/web-application-firewall-waf/" office:target-frame-name="_self" xlink:show="replace" text:style-name="Internet_20_link" text:visited-style-name="Visited_20_Internet_20_Link"><text:span text:style-name="T6"/></text:a></text:p>
      <text:p text:style-name="P7"><text:a xlink:type="simple" xlink:href="https://www.imperva.com/products/web-application-firewall-waf/" office:target-frame-name="_self" xlink:show="replace" text:style-name="Internet_20_link" text:visited-style-name="Visited_20_Internet_20_Link"><text:span text:style-name="T6"/></text:a></text:p>
      <text:p text:style-name="P7"><text:a xlink:type="simple" xlink:href="https://www.imperva.com/products/web-application-firewall-waf/" office:target-frame-name="_self" xlink:show="replace" text:style-name="Internet_20_link" text:visited-style-name="Visited_20_Internet_20_Link"><text:span text:style-name="T6">arn more</text:span></text:a></text:p>
      <text:h text:style-name="P5" text:outline-level="2">Using the SAMEORIGIN option to defend against clickjacking</text:h>
      <text:p text:style-name="P3">X-Frame-Options allows content publishers to prevent their own content from being used in an invisible frame by attackers.</text:p>
      <text:p text:style-name="P3">The DENY option is the most secure, preventing any use of the current page in a frame. More commonly, SAMEORIGIN is used, as it does enable the use of frames, but limits them to the current domain.</text:p>
      <text:h text:style-name="P13" text:outline-level="3">Limitations of X-Frame-Options</text:h>
      <text:list xml:id="list1262861604" text:style-name="L3">
        <text:list-item>
          <text:p text:style-name="P29">To enable the SAMEORIGIN option across a website, the X-Frame-Options header needs to be returned as part of the HTTP response for each individual page (cannot be applied cross-site).</text:p>
        </text:list-item>
        <text:list-item>
          <text:p text:style-name="P34">X-Frame-Options does not support a whitelist of allowed domains, so it doesn’t work with multi-domain sites that need to display framed content between them.</text:p>
        </text:list-item>
        <text:list-item>
          <text:p text:style-name="P34"><text:soft-page-break/>Only one option can be used on a single page, so, for example, it is not possible for the same page to be displayed as a frame both on the current website and an external site.</text:p>
        </text:list-item>
        <text:list-item>
          <text:p text:style-name="P34">The ALLOW-FROM option is not supported by all browsers.</text:p>
        </text:list-item>
        <text:list-item>
          <text:p text:style-name="P35">X-Frame-Options is a deprecated option in most browsers.</text:p>
        </text:list-item>
      </text:list>
      <text:h text:style-name="P8" text:outline-level="3">Clickjacking test – Is your site vulnerable?</text:h>
      <text:p text:style-name="P3">A basic way to test if your site is vulnerable to clickjacking is to create an HTML page and attempt to include a sensitive page from your website in an iframe. It is important to execute the test code on another web server, because this is the typical behavior in a clickjacking attack.</text:p>
      <text:p text:style-name="P4"><text:span text:style-name="T4">Use code like the following, provided as part of the </text:span><text:a xlink:type="simple" xlink:href="https://www.owasp.org/index.php/Clickjacking_Defense_Cheat_Sheet#Defending_with_X-Frame-Options_Response_Headers" office:target-frame-name="_blank" xlink:show="new" text:style-name="Internet_20_link" text:visited-style-name="Visited_20_Internet_20_Link"><text:span text:style-name="T7">OWASP Testing Guide</text:span></text:a><text:span text:style-name="T4">:</text:span></text:p>
      <text:p text:style-name="P14">&lt;html&gt;</text:p>
      <text:p text:style-name="P17">&lt;head&gt;</text:p>
      <text:p text:style-name="P17">&lt;title&gt;Clickjack test page&lt;/title&gt;</text:p>
      <text:p text:style-name="P17">&lt;/head&gt;</text:p>
      <text:p text:style-name="P17">&lt;body&gt;</text:p>
      <text:p text:style-name="P17"><text:soft-page-break/>&lt;p&gt;Website is vulnerable to clickjacking!&lt;/p&gt;</text:p>
      <text:p text:style-name="P17">&lt;iframe src="http://www.yoursite.com/sensitive-page" width="500" height="500"&gt;&lt;/iframe&gt;</text:p>
      <text:p text:style-name="P17">&lt;/body&gt;</text:p>
      <text:p text:style-name="P17">&lt;/html&gt;</text:p>
      <text:p text:style-name="P3">View the HTML page in a browser and evaluate the page as follows:</text:p>
      <text:list xml:id="list1182508815" text:style-name="L4">
        <text:list-item>
          <text:p text:style-name="P28"><text:span text:style-name="T4">If the text “Website is vulnerable to clickjacking” appears and below it you see the content of your sensitive page, </text:span><text:span text:style-name="Strong_20_Emphasis"><text:span text:style-name="T3">the page is vulnerable to clickjacking</text:span></text:span><text:span text:style-name="T4">.</text:span></text:p>
        </text:list-item>
        <text:list-item>
          <text:p text:style-name="P32">If only the text “Website is vulnerable to clickjacking” appears, and you do not see the content of your sensitive page, the page is not vulnerable to the simplest form of clickjacking.</text:p>
        </text:list-item>
      </text:list>
      <text:p text:style-name="P3">However, additional testing is needed to see which anti-clickjacking methods are used on the page, and whether they can be bypassed by attackers.</text:p>
      <text:h text:style-name="P13" text:outline-level="3">How Imperva helps mitigate clickjacking attack</text:h>
      <text:p text:style-name="P4"><text:span text:style-name="T4">To get to the point of clickjacking a site, the site will have to be compromised, something </text:span><text:a xlink:type="simple" xlink:href="https://www.imperva.com/products/web-application-firewall-waf/" text:style-name="Internet_20_link" text:visited-style-name="Visited_20_Internet_20_Link"><text:span text:style-name="T7">Imperva WAF</text:span></text:a><text:span text:style-name="T4"> prevents. You should also make sure your site resources are sending the proper X-Frame-Options HTTP headers, which would </text:span><text:soft-page-break/><text:span text:style-name="T4">prevent some parts of your site from being framed in other pages or outside your domai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
      <text:p text:style-name="Standard"/>
      <text:p text:style-name="Standard"/>
      <text:p text:style-name="Standard"/>
      <text:p text:style-name="P19">Weak password policies</text:p>
      <text:p text:style-name="P19"/>
      <text:p text:style-name="P19"/>
      <text:p text:style-name="P1">Weak passwords and password reuse are still some of the most serious concerns for cybersecurity. There are several ways to increase password security but they are often not adopted by users and administrators. Here’s <text:soft-page-break/>how you can make sure that sensitive data in your web application is not compromised due to insecure user passwords.</text:p>
      <text:h text:style-name="P12" text:outline-level="2">Length or Complexity?</text:h>
      <text:p text:style-name="P9">The most common password policy enforced by administrators, both in the case of web applications as well as other systems, is a length and complexity policy. For example, a complex password may be required to contain at least 8 characters, uppercase and lowercase letters, numbers, and special characters. However, this policy is actually quite weak and should not be recommended.</text:p>
      <text:p text:style-name="P11"><text:span text:style-name="T8">Several websites exist, where you can check how long it would take to break your password using a brute-force attack. If you enter an 8-character password with numbers, uppercase/lowercase, and special characters in </text:span><text:a xlink:type="simple" xlink:href="https://howsecureismypassword.net/" office:target-frame-name="_blank" xlink:show="new" text:style-name="Internet_20_link" text:visited-style-name="Visited_20_Internet_20_Link"><text:span text:style-name="T10">How Secure Is My Password</text:span></text:a><text:span text:style-name="T8">, it says that a computer could break your password in 9 hours. On the other hand, if you enter a 16-character password that uses only lowercase letters, the result is 224 million years.</text:span></text:p>
      <text:p text:style-name="P11"><text:span text:style-name="T8">The reason for this is mathematical. The formula for password entropy is log</text:span><text:span text:style-name="T9">2</text:span><text:span text:style-name="T8">(R</text:span><text:span text:style-name="T9">L</text:span><text:span text:style-name="T8">), where </text:span><text:span text:style-name="Emphasis"><text:span text:style-name="T8">R</text:span></text:span><text:span text:style-name="T8"> is the number of unique characters and </text:span><text:span text:style-name="Emphasis"><text:span text:style-name="T8">L</text:span></text:span><text:span text:style-name="T8"> is the length of the password. If you use only lowercase characters, L=26. If you add uppercase characters and digits, it becomes 62. With special characters, it depends on which characters are allowed, but let us say it becomes 70. For a one-letter password, this means that adding the extra characters increases the complexity threefold. But a two-letter password based on just lowercase characters has 262 = 676 entropy. Therefore, adding just one lowercase character to a lowercase password increases its complexity not three but 26 times. You can clearly see, that it’s the length of the password that really matters, not the complexity.</text:span></text:p>
      <text:h text:style-name="P12" text:outline-level="2">Is Length Enough?</text:h>
      <text:p text:style-name="P11"><text:span text:style-name="T8">If password cracking were only based on the brute-force method (trying every single possible combination), password length would be the best way to practically make attacks impossible. However, there is also a cyberattack technique called dictionary attacks, which basically means password guessing based on commonly used words. For example, a password </text:span><text:span text:style-name="Emphasis"><text:span text:style-name="T8">the quick brown fox jumps over the lazy dog</text:span></text:span><text:span text:style-name="T8"> would be cracked by a dictionary attack almost </text:span><text:soft-page-break/><text:span text:style-name="T8">instantly. On the other hand, a password with exactly the same letters: </text:span><text:span text:style-name="Emphasis"><text:span text:style-name="T8">vromjon tobki huhet qecar dzowyf xup selg</text:span></text:span><text:span text:style-name="T8">, would be nearly impossible to crack.</text:span></text:p>
      <text:p text:style-name="P11"><text:span text:style-name="T8">Luckily, dictionary attacks are also very easy to avoid if you use fake words that are easy to memorize because of the way they sound. For example, you can use a long password such as </text:span><text:span text:style-name="Emphasis"><text:span text:style-name="T8">bargle zaws gubble meh brudda dulgly</text:span></text:span><text:span text:style-name="T8">. Those who know obscure languages have it even easier because most dictionary attacks are based on English vocabulary and several other popular world languages. For example, the password </text:span><text:span text:style-name="Emphasis"><text:span text:style-name="T8">nista’ niekol il-ħġieġ, ma jweġġaniex</text:span></text:span><text:span text:style-name="T8"> could be considered quite secure.</text:span></text:p>
      <text:p text:style-name="P11"><text:span text:style-name="T8">Another interesting technique for creating secure passwords is using just the first couple of letters from each word to form a long password that is based on a real sentence. For example, you can make a safer password from </text:span><text:span text:style-name="Emphasis"><text:span text:style-name="T8">the quick brown fox…</text:span></text:span><text:span text:style-name="T8"> sentence: </text:span><text:span text:style-name="Emphasis"><text:span text:style-name="T8">thequibrofoxjumovethelazdog</text:span></text:span><text:span text:style-name="T8"> (although it still contains several dictionary words, which is not optimal). You can also, for example, take the first letter of every word from a longer phrase that you know well: </text:span><text:span text:style-name="Emphasis"><text:span text:style-name="T8">skwklbfhkskppp</text:span></text:span><text:span text:style-name="T8"> (the </text:span><text:span text:style-name="Emphasis"><text:span text:style-name="T8">Soft kitty</text:span></text:span><text:span text:style-name="T8"> song lyrics). Of course, in all these cases changing some letters into uppercase and adding numbers between the actual words even increases the security (for example, </text:span><text:span text:style-name="Emphasis"><text:span text:style-name="T8">The7Qui0Bro1Fox2Jum3Ove4The5Laz6Dog</text:span></text:span><text:span text:style-name="T8">).</text:span></text:p>
      <text:p text:style-name="P11"><text:span text:style-name="T8">Note that password breaking tools also replicate user tricks such as replacing some characters with numbers that look similar (e.g. </text:span><text:span text:style-name="Emphasis"><text:span text:style-name="T8">1</text:span></text:span><text:span text:style-name="T8"> = i, </text:span><text:span text:style-name="Emphasis"><text:span text:style-name="T8">2</text:span></text:span><text:span text:style-name="T8"> = z), reversing words (e.g. </text:span><text:span text:style-name="Emphasis"><text:span text:style-name="T8">drowssap</text:span></text:span><text:span text:style-name="T8">), adding a number at the end, etc. Therefore, passwords such as </text:span><text:span text:style-name="Emphasis"><text:span text:style-name="T8">dr0w554P123!</text:span></text:span><text:span text:style-name="T8"> are easily cracked.</text:span></text:p>
      <text:h text:style-name="P12" text:outline-level="2">The False Sense of Security</text:h>
      <text:p text:style-name="P9">Another very common mechanism used by web applications and other systems to increase password security is forcing the user to regularly change their password. Such mechanisms usually store the hashes for old passwords and therefore do not let the user reuse any of their previous passwords.</text:p>
      <text:p text:style-name="P11"><text:span text:style-name="T8">Unfortunately, this policy introduces a very false sense of security because users find easy ways to go around it. Let’s be honest, what do we do when the system asks us to update our password? We usually add the next consecutive number at the end and just keep replacing it every three months when asked (</text:span><text:span text:style-name="Emphasis"><text:span text:style-name="T8">password1</text:span></text:span><text:span text:style-name="T8">, </text:span><text:span text:style-name="Emphasis"><text:span text:style-name="T8">password2</text:span></text:span><text:span text:style-name="T8">, </text:span><text:span text:style-name="Emphasis"><text:span text:style-name="T8">password3</text:span></text:span><text:span text:style-name="T8">…).</text:span></text:p>
      <text:p text:style-name="P11"><text:soft-page-break/><text:span text:style-name="T8">This technique does not increase password entropy and does not in any way prevent dictionary attacks. Therefore, more and more big players including Microsoft are moving away from recommending regular password changes. Even large institutions such as FTC are now </text:span><text:a xlink:type="simple" xlink:href="https://www.ftc.gov/news-events/blogs/techftc/2016/03/time-rethink-mandatory-password-changes" office:target-frame-name="_blank" xlink:show="new" text:style-name="Internet_20_link" text:visited-style-name="Visited_20_Internet_20_Link"><text:span text:style-name="T10">recommending against this</text:span></text:a><text:span text:style-name="T8">, so don’t implement this mechanism in your web application.</text:span></text:p>
      <text:h text:style-name="P12" text:outline-level="2">The Danger of Password Reuse</text:h>
      <text:p text:style-name="P11"><text:span text:style-name="T8">Even if you come up with the most secure password, it becomes insecure if you use it on every website and in every application. With the number of global data breaches, there is a big chance that your password for some site has been compromised. If you think this is unlikely, you may be surprised: just enter your email address on </text:span><text:a xlink:type="simple" xlink:href="https://haveibeenpwned.com/" office:target-frame-name="_blank" xlink:show="new" text:style-name="Internet_20_link" text:visited-style-name="Visited_20_Internet_20_Link"><text:span text:style-name="T10">Have I Been Pwned</text:span></text:a><text:span text:style-name="T8">.</text:span></text:p>
      <text:p text:style-name="P11"><text:span text:style-name="T8">Luckily, most sites do not actually store passwords in plain text (although </text:span><text:a xlink:type="simple" xlink:href="https://krebsonsecurity.com/2019/03/facebook-stored-hundreds-of-millions-of-user-passwords-in-plain-text-for-years/" office:target-frame-name="_blank" xlink:show="new" text:style-name="Internet_20_link" text:visited-style-name="Visited_20_Internet_20_Link"><text:span text:style-name="T10">even the biggest players on the market have been guilty of it</text:span></text:a><text:span text:style-name="T8">). This means, that in the case of a data breach, it’s only the password hash that is compromised. However, in many cases, the hashes are not secure. Many </text:span><text:a xlink:type="simple" xlink:href="https://www.acunetix.com/blog/web-security-zone/insecure-default-password-hashing-cms/" text:style-name="Internet_20_link" text:visited-style-name="Visited_20_Internet_20_Link"><text:span text:style-name="T10">web applications use old and easy to compromise hash algorithms</text:span></text:a><text:span text:style-name="T8"> such as MD5. In such a case, the attacker needs much less time to find the password on the basis of a hash. Of course, the simpler your password, the faster it will be compromised.</text:span></text:p>
      <text:p text:style-name="P9">Unfortunately, there is no way to check for password reuse in your web application. Therefore, you must simply educate your users and trust that they follow your suggestions.</text:p>
      <text:h text:style-name="P12" text:outline-level="2">Security of Password Managers</text:h>
      <text:p text:style-name="P9">To combat password reuse, we resort to password managers. They became more popular in recent years and there is quite a few to choose from for every platform. Many of them are very easy to use and cross-platform. This means that you can, for example, store your password database (secured with a single long and very complex password) in the cloud and access it from your PC, from your mobile, and from anywhere else via a web interface. Password managers combat password reuse and they can also generate complex unique passwords for you, although such passwords will not be easy to remember.</text:p>
      <text:p text:style-name="P11"><text:soft-page-break/><text:span text:style-name="T8">Some password managers make it even easier for web application users and introduce their own web browser plugins. Such plugins take the password out of the password database and automatically use it on the website. However, such plugins are the Achilles heel of password managers and should be avoided, as proven for example by the </text:span><text:a xlink:type="simple" xlink:href="https://www.forbes.com/sites/daveywinder/2019/09/16/google-warns-lastpass-users-were-exposed-to-last-password-credential-leak/" office:target-frame-name="_blank" xlink:show="new" text:style-name="Internet_20_link" text:visited-style-name="Visited_20_Internet_20_Link"><text:span text:style-name="T10">latest LastPass vulnerability</text:span></text:a><text:span text:style-name="T8">. You will be much more secure if you manually open the password manager, copy the password, and paste it in the web application.</text:span></text:p>
      <text:h text:style-name="P12" text:outline-level="2">Multi-Factor Authentication</text:h>
      <text:p text:style-name="P9">The strongest defense against password-based attack nowadays is multi-factor authentication (MFA), often simplified to two-factor authentication (2FA). The basic assumption is that the user must supply something that they know (the password) and use something that they have (for example, a smartphone or a hardware token). MFA is even part of the most recent compliance requirements for PCI DSS and more. However, not all MFA mechanisms are equally safe.</text:p>
      <text:p text:style-name="P11"><text:span text:style-name="T8">The most common MFA technique is for the web application to send an SMS with a one-time code to the mobile number supplied by the user. This is also the worst idea for MFA. Attackers are using </text:span><text:a xlink:type="simple" xlink:href="https://en.wikipedia.org/wiki/SIM_swap_scam" office:target-frame-name="_blank" xlink:show="new" text:style-name="Internet_20_link" text:visited-style-name="Visited_20_Internet_20_Link"><text:span text:style-name="T10">SIM-swap attacks</text:span></text:a><text:span text:style-name="T8"> to compromise such mechanisms. They scam the mobile operator into issuing a duplicate of the user’s SIM card and use it to receive the one-time code. One of the most popular cases of such an attack was the </text:span><text:a xlink:type="simple" xlink:href="https://www.cnbc.com/2019/09/06/hack-of-jack-dorseys-twitter-account-highlights-sim-swapping-threat.html" office:target-frame-name="_blank" xlink:show="new" text:style-name="Internet_20_link" text:visited-style-name="Visited_20_Internet_20_Link"><text:span text:style-name="T10">compromise of the account that belongs to the Twitter CEO</text:span></text:a><text:span text:style-name="T8">.</text:span></text:p>
      <text:p text:style-name="P9">One way to avoid this is to use a mobile app. You can develop your own application or use standard one-time-password (OTP) solutions such as Google Authenticator or FreeOTP. Mobile apps either use one-time codes generated by the application or they send a push notification to your mobile (which you must confirm).</text:p>
      <text:p text:style-name="P9">However, using a mobile app may present an extra problem for users. If they buy a new phone or need to reset the current one, they usually need to visit a branch office to get back their access to online services. On the other hand, if they can restore access by calling on the phone, this makes them very susceptible to social engineering scams. Also, mobile apps based on standard one-time codes do not protect the users from phishing: a phishing page may act as a proxy to the real page and intercept the code and the password.</text:p>
      <text:h text:style-name="P12" text:outline-level="2"><text:soft-page-break/>Hardware Tokens to the Rescue</text:h>
      <text:p text:style-name="P9">The ultimate security option for MFA seems to be hardware tokens. Such tokens have been around for a while, in different forms. For example, since the late 90s, many banks issued tokens to their customers to let them access online services. Such tokens required you to get the access code based on the seed code displayed by the website. Devices like this were not only used by banks but, for example, even by game manufacturers (for example, by Blizzard since 2008, still supported till recently). There are banks that still use such physical tokens instead of or in addition to mobile apps.</text:p>
      <text:p text:style-name="P9">Another form of hardware tokens is now becoming more and more popular – hardware keys. However, the idea is not new – they were used for years by certain software manufacturers to combat piracy. Solutions such as YubiKey, Google Titan, Thetis, and more allow access to many applications and are based on common standards (such as OTP, Smart Card, OpenPGP, FIDO U2F, FIDO2). There are keys that you can use for computers and mobile phones: they may use a physical interface (USB-A, USB-C) or a wireless one (Bluetooth, NFC). You can bind your account to multiple keys at the same time (if you are afraid of losing the token or if you need different tokens for different devices due to technology requirements).</text:p>
      <text:p text:style-name="P9">Nowadays, hardware security mechanisms are also part of your regular computing equipment. For several years, desktop and laptop computers have been equipped with hardware modules (TPM/SE) that provide encryption technologies. The Windows 10 operating system is compatible with the FIDO2 standard, which means that any Windows 10 device with the hardware module may function as a hardware key. Mobile phones often come with fingerprint scanners or facial recognition. All these, especially in combination with passwords, provide extra security. It’s true that someone can steal your phone/laptop and fingerprint/face scanners can be hacked, but the probability that the thief will also have your password is very small.</text:p>
      <text:h text:style-name="P12" text:outline-level="2">All Passwords Matter</text:h>
      <text:p text:style-name="P11"><text:span text:style-name="T8">As a web application developer, you may think that if an unprivileged user password is breached, it does not endanger the web application at all. Unfortunately, this is not always the case. For example, if an attacker uses an SQL injection to get the list of password hashes and then cracks even one </text:span><text:soft-page-break/><text:span text:style-name="T8">user’s password, they may use this user account to access the system and </text:span><text:a xlink:type="simple" xlink:href="https://www.acunetix.com/blog/articles/exploiting-sql-injection-example/" text:style-name="Internet_20_link" text:visited-style-name="Visited_20_Internet_20_Link"><text:span text:style-name="T10">use privilege escalation to gain access to a privileged account</text:span></text:a><text:span text:style-name="T8">. Unfortunately, an attacker might also get the user password via social engineering, phishing, or malware and this is something that you, as a web application developer, cannot avoid.</text:span></text:p>
      <text:p text:style-name="P11"><text:span text:style-name="T8">Therefore, you should ensure that your users are always using secure passwords. This comes down to two activities: using password security mechanisms in your web application and testing for weak passwords. In the first case, you can either develop your own mechanisms or use open-source solutions (such as </text:span><text:a xlink:type="simple" xlink:href="https://github.com/nowsecure/owasp-password-strength-test" office:target-frame-name="_blank" xlink:show="new" text:style-name="Internet_20_link" text:visited-style-name="Visited_20_Internet_20_Link"><text:span text:style-name="T10">nowsecure</text:span></text:a><text:span text:style-name="T8"> or </text:span><text:a xlink:type="simple" xlink:href="https://github.com/dropbox/zxcvbn" office:target-frame-name="_blank" xlink:show="new" text:style-name="Internet_20_link" text:visited-style-name="Visited_20_Internet_20_Link"><text:span text:style-name="T10">zxcvbn</text:span></text:a><text:span text:style-name="T8">) and in the second case: use a </text:span><text:a xlink:type="simple" xlink:href="https://www.acunetix.com/vulnerability-scanner/" text:style-name="Internet_20_link" text:visited-style-name="Visited_20_Internet_20_Link"><text:span text:style-name="T10">web vulnerability scanner</text:span></text:a><text:span text:style-name="T8"> that can test for default passwords and weak passwords.</text:span></text:p>
      <text:p text:style-name="P2"><draw:frame draw:style-name="fr2" draw:name="Frame2" text:anchor-type="paragraph" svg:width="11.192cm" draw:z-index="1"><draw:text-box fo:min-height="0.041cm"><text:p text:style-name="P10">Get the latest content on web security<text:line-break/>in your inbox each week.</text:p><text:p text:style-name="P2"><draw:frame draw:style-name="fr3" draw:name="Frame3" text:anchor-type="paragraph" svg:width="11.192cm" draw:z-index="2"><draw:text-box fo:min-height="0.041cm"><text:p text:style-name="P15"><text:bookmark text:name="mce-EMAIL"/><draw:control text:anchor-type="as-char" draw:z-index="3" draw:style-name="gr1" draw:text-style-name="P36" svg:width="10.399cm" svg:height="0.662cm" draw:control="control1"/></text:p><text:p text:style-name="P15"><draw:control text:anchor-type="as-char" draw:z-index="4" draw:style-name="gr2" draw:text-style-name="P37" svg:width="4.393cm" svg:height="0.662cm" draw:control="control2"/></text:p></draw:text-box></draw:frame><draw:frame draw:style-name="fr3" draw:name="Frame4" text:anchor-type="paragraph" svg:width="11.192cm" draw:z-index="5"><draw:text-box fo:min-height="0.041cm"><text:p text:style-name="Text_20_body"><draw:control text:anchor-type="as-char" draw:z-index="6" draw:style-name="gr3" draw:text-style-name="P38" svg:width="10.399cm" svg:height="1.033cm" draw:control="control3"/></text:p></draw:text-box></draw:frame></text:p></draw:text-box></draw:frame><draw:frame draw:style-name="fr3" draw:name="acx-share-wrapper" text:anchor-type="paragraph" svg:width="23.204cm" draw:z-index="7"><draw:text-box fo:min-height="0.041cm"><text:h text:style-name="P24" text:outline-level="5">SHARE THIS POST</text:h><text:p text:style-name="P18"> <text:span text:style-name="T17">  </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T16">/home/unify/Downloads/unify-scanner-cli-4.4.0.2170-linux/sonar-scanner-4.4.0.2170-linux/bin/sonar-scanner</text:span><text:span text:style-name="T13">\</text:span></text:p>
      <text:p text:style-name="P16"><text:s text:c="2"/><text:span text:style-name="T18">-Dsonar.projectKey=Uscan123 \</text:span></text:p>
      <text:p text:style-name="P16"><text:s text:c="2"/><text:span text:style-name="T18">-Dsonar.sources=. \</text:span></text:p>
      <text:p text:style-name="P16"><text:s text:c="2"/><text:span text:style-name="T18">-Dsonar.host.url=https://uscan.unify.digital \</text:span></text:p>
      <text:p text:style-name="P16"><text:s text:c="2"/><text:span text:style-name="T18">-Dsonar.login=25af1afe7bc0c8537220015eb903dbf61a7cb243</text:span></text:p>
      <text:p text:style-name="P25"/>
      <text:p text:style-name="P21"><text:span text:style-name="T12"><text:s text:c="2"/></text:span><text:span text:style-name="T11">-Dsonar.projectKey=USCAN \</text:span></text:p>
      <text:p text:style-name="P16"><text:s text:c="2"/><text:span text:style-name="T18">-Dsonar.sources=. \</text:span></text:p>
      <text:p text:style-name="P16"><text:s text:c="2"/><text:span text:style-name="T18">-Dsonar.host.url=https://uscan.unify.digital \</text:span></text:p>
      <text:p text:style-name="P16"><text:s text:c="2"/><text:span text:style-name="T18">-Dsonar.login=151a873ec6776aad01d8a36fdd89c7e31c634aa1</text:span></text:p>
      <text:p text:style-name="P2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Inter" svg:font-family="Inter, sans-serif"/>
    <style:font-face style:name="Lohit Devanagari1" svg:font-family="'Lohit Devanagari'"/>
    <style:font-face style:name="Open Sans" svg:font-family="'Open Sans', 'Helvetica Neue', Helvetica, Arial, sans-serif"/>
    <style:font-face style:name="Roboto Mono" svg:font-family="'Roboto Mono', SFMono-Regular, Consolas, Menlo, monospace"/>
    <style:font-face style:name="SFMono-Regular" svg:font-family="SFMono-Regular, Menlo, Monaco, Consolas, 'Liberation Mono', 'Courier New',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11:28:55.224191278</meta:creation-date>
    <dc:date>2020-09-17T10:24:22.038667758</dc:date>
    <meta:editing-duration>P4DT4H23M56S</meta:editing-duration>
    <meta:editing-cycles>4</meta:editing-cycles>
    <meta:generator>LibreOffice/6.0.7.3$Linux_X86_64 LibreOffice_project/00m0$Build-3</meta:generator>
    <meta:document-statistic meta:table-count="0" meta:image-count="0" meta:object-count="0" meta:page-count="12" meta:paragraph-count="91" meta:word-count="2652" meta:character-count="16609" meta:non-whitespace-character-count="14027"/>
  </office:meta>
</office:document-meta>
</file>